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ffff" fo:font-size="36pt" style:font-size-asian="36pt" style:font-size-complex="36pt"/>
    </style:style>
    <style:style style:name="T4" style:family="text">
      <style:text-properties fo:color="#c5000b"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</text:span><text:span text:style-name="T2">00 <text:s text:c="2"/>0 (</text:span><text:span text:style-name="T1">0</text:span><text:span text:style-name="T2">00)</text:span></text:p>
            <text:p><text:span text:style-name="T1">00</text:span><text:span text:style-name="T2">1 <text:s text:c="2"/>1 (</text:span><text:span text:style-name="T1">0</text:span><text:span text:style-name="T2">01)</text:span></text:p>
            <text:p><text:span text:style-name="T1">0</text:span><text:span text:style-name="T2">11 <text:s text:c="2"/>2 (</text:span><text:span text:style-name="T1">01</text:span><text:span text:style-name="T2">0)</text:span></text:p>
            <text:p><text:span text:style-name="T1">01</text:span><text:span text:style-name="T2">0 <text:s text:c="2"/>3 (</text:span><text:span text:style-name="T1">0</text:span><text:span text:style-name="T2">11)</text:span></text:p>
            <text:p><text:span text:style-name="T3">1</text:span><text:span text:style-name="T2">10 <text:s text:c="2"/>4 (</text:span><text:span text:style-name="T4">1</text:span><text:span text:style-name="T2">00)</text:span></text:p>
            <text:p><text:span text:style-name="T3">1</text:span><text:span text:style-name="T2">11 <text:s text:c="2"/>5 (</text:span><text:span text:style-name="T4">1</text:span><text:span text:style-name="T2">01)</text:span></text:p>
            <text:p><text:span text:style-name="T3">1</text:span><text:span text:style-name="T2">01 <text:s text:c="2"/>6 (</text:span><text:span text:style-name="T4">1</text:span><text:span text:style-name="T2">10)</text:span></text:p>
            <text:p><text:span text:style-name="T3">1</text:span><text:span text:style-name="T2">00 <text:s text:c="2"/>7 (</text:span><text:span text:style-name="T4">1</text:span><text:span text:style-name="T2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><text:span text:style-name="T2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><text:span text:style-name="T5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><text:span text:style-name="T2">n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8:06:28.247369925</dc:date>
    <dc:creator>elucterio </dc:creator>
    <meta:editing-duration>PT9M35S</meta:editing-duration>
    <meta:editing-cycles>6</meta:editing-cycles>
    <meta:generator>LibreOffice/4.2.8.2$Linux_X86_64 LibreOffice_project/420m0$Build-2</meta:generator>
    <meta:document-statistic meta:object-count="8"/>
  </office:meta>
</office:document-meta>
</file>